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FC0000008DCAAA29EF2.jpg" manifest:media-type="image/jpeg"/>
  <manifest:file-entry manifest:full-path="Pictures/10000001000000AA000001297625AE32.png" manifest:media-type="image/png"/>
  <manifest:file-entry manifest:full-path="Pictures/10000001000001DA00000143D191DEFA.png" manifest:media-type="image/png"/>
  <manifest:file-entry manifest:full-path="Pictures/10000001000001D70000014382B87002.png" manifest:media-type="image/png"/>
  <manifest:file-entry manifest:full-path="Pictures/100000010000032800000278ECC354C6.png" manifest:media-type="image/png"/>
  <manifest:file-entry manifest:full-path="Pictures/100000000000034100000650483E762C.jpg" manifest:media-type="image/jpeg"/>
  <manifest:file-entry manifest:full-path="Pictures/10000001000001DD0000011F058AEA15.png" manifest:media-type="image/png"/>
  <manifest:file-entry manifest:full-path="Pictures/10000000000006490000028D06024295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2.76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5.927cm" svg:x="1.635cm" svg:y="13.382cm">
          <draw:image xlink:href="Pictures/10000000000006490000028D06024295.jpg" xlink:type="simple" xlink:show="embed" xlink:actuate="onLoad" draw:mime-type="image/jpeg">
            <text:p/>
          </draw:image>
        </draw:frame>
        <draw:frame draw:style-name="gr1" draw:text-style-name="P1" draw:layer="layout" svg:width="9.137cm" svg:height="17.729cm" svg:x="16.945cm" svg:y="1.635cm">
          <draw:image xlink:href="Pictures/100000000000034100000650483E762C.jpg" xlink:type="simple" xlink:show="embed" xlink:actuate="onLoad" draw:mime-type="image/jpeg">
            <text:p/>
          </draw:image>
        </draw:frame>
        <draw:frame draw:style-name="gr1" draw:text-style-name="P1" draw:layer="layout" svg:width="14.726cm" svg:height="11.519cm" svg:x="1.635cm" svg:y="1.546cm">
          <draw:image xlink:href="Pictures/100000010000032800000278ECC354C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399cm" svg:height="5.208cm" svg:x="2.042cm" svg:y="1cm">
          <draw:image xlink:href="Pictures/10000001000001DD0000011F058AEA15.png" xlink:type="simple" xlink:show="embed" xlink:actuate="onLoad" draw:mime-type="image/png">
            <text:p/>
          </draw:image>
        </draw:frame>
        <draw:frame draw:style-name="gr1" draw:text-style-name="P1" draw:layer="layout" svg:width="18.167cm" svg:height="5.861cm" svg:x="2.274cm" svg:y="6.176cm">
          <draw:image xlink:href="Pictures/10000001000001D70000014382B87002.png" xlink:type="simple" xlink:show="embed" xlink:actuate="onLoad" draw:mime-type="image/png">
            <text:p/>
          </draw:image>
        </draw:frame>
        <draw:frame draw:style-name="gr1" draw:text-style-name="P1" draw:layer="layout" svg:width="18.282cm" svg:height="5.861cm" svg:x="2.242cm" svg:y="12.05cm">
          <draw:image xlink:href="Pictures/10000001000001DA00000143D191DEF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0.53cm" svg:height="18.397cm" svg:x="13.965cm" svg:y="1.485cm">
          <draw:image xlink:href="Pictures/10000001000000AA000001297625AE32.png" xlink:type="simple" xlink:show="embed" xlink:actuate="onLoad" draw:mime-type="image/png">
            <text:p/>
          </draw:image>
        </draw:frame>
        <draw:frame draw:style-name="gr2" draw:text-style-name="P1" draw:layer="layout" svg:width="18.234cm" svg:height="11.65cm" draw:transform="rotate (-1.56538580611371) translate (12.967cm 1.482cm)">
          <draw:image xlink:href="Pictures/1000000000000FC0000008DCAAA29EF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20:33:18.467330575</meta:creation-date>
    <dc:date>2023-12-31T15:48:51.615240470</dc:date>
    <meta:editing-duration>PT19H11M47S</meta:editing-duration>
    <meta:editing-cycles>1</meta:editing-cycles>
    <meta:document-statistic meta:object-count="8"/>
    <meta:generator>LibreOffice/7.6.4.1$Linux_X86_64 LibreOffice_project/60$Build-1</meta:generator>
  </office:meta>
</office:document-meta>
</file>